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672cm"/>
    </style:style>
    <style:style style:name="Table1.B" style:family="table-column">
      <style:table-column-properties style:column-width="14.3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3pt" fo:font-weight="normal" style:font-size-asian="13pt" style:font-weight-asian="normal" style:font-size-complex="13pt"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weight="bold" style:font-weight-asian="bold"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text-properties fo:font-style="italic" fo:font-weight="normal" style:font-style-asian="italic" style:font-weight-asian="normal" style:font-style-complex="italic" style:font-weight-complex="normal"/>
    </style:style>
    <style:style style:name="P11" style:family="paragraph" style:parent-style-name="Table_20_Contents">
      <style:text-properties fo:font-size="13pt" fo:font-weight="normal" style:font-size-asian="13pt" style:font-weight-asian="normal" style:font-size-complex="13pt"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style="italic" fo:font-weight="normal" style:font-style-asian="italic" style:font-weight-asian="normal" style:font-style-complex="italic" style:font-weight-complex="normal"/>
    </style:style>
    <style:style style:name="P15" style:family="paragraph" style:parent-style-name="Table_20_Contents">
      <style:text-properties fo:font-style="italic"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333333" style:font-name="Times New Roman" fo:font-size="12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E544_RFC_2 Requirements Diff</text:p>
      <table:table table:name="Table1" table:style-name="Table1">
        <table:table-column table:style-name="Table1.A"/>
        <table:table-column table:style-name="Table1.B"/>
        <table:table-row>
          <table:table-cell table:style-name="Table1.A1" office:value-type="string">
            <text:p text:style-name="Table_20_Contents">11/01/2015</text:p>
          </table:table-cell>
          <table:table-cell table:style-name="Table1.B1" office:value-type="string">
            <text:p text:style-name="P7">- STEARD is rephrased</text:p>
            <text:p text:style-name="P5">FROM</text:p>
            <text:p text:style-name="P2">STEARD is the server message to clients to inform that a player who is currently playing a match has lost its connection to the server (2 back-to-back SVPING messages).</text:p>
            <text:p text:style-name="P5">TO</text:p>
            <text:p text:style-name="P2">STEARD is the server message to clients to inform that a player who is currently playing a match has lost its connection to the server (2 back-to-back SVPING messages missed).</text:p>
            <text:p text:style-name="P2"/>
            <text:p text:style-name="P7">- 2.6. is added to Message Format</text:p>
            <text:p text:style-name="Standard">2.6. There is no ordering relationship between lines in a message body. It can change in every message. Therefore, </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bar",</text:p>
            <text:p text:style-name="Standard"><text:tab/>"color": "white",</text:p>
            <text:p text:style-name="Standard"><text:tab/>"turn": "1",</text:p>
            <text:p text:style-name="Standard">}</text:p>
            <text:p text:style-name="Standard"><text:span text:style-name="Strong_20_Emphasis"><text:span text:style-name="T4"/></text:span></text:p>
            <text:p text:style-name="Standard">SREQRP</text:p>
            <text:p text:style-name="Standard"/>
            <text:p text:style-name="Standard">{</text:p>
            <text:p text:style-name="Standard"><text:tab/>"result": "success",</text:p>
            <text:p text:style-name="Standard"><text:tab/>"type": "play",<text:tab/></text:p>
            <text:p text:style-name="Standard"><text:tab/>"turn": "1",</text:p>
            <text:p text:style-name="Standard"><text:tab/>"color": "white",</text:p>
            <text:p text:style-name="Standard"><text:tab/>"opponent": "bar",</text:p>
            <text:p text:style-name="Standard">}</text:p>
            <text:p text:style-name="P6"><text:span text:style-name="Strong_20_Emphasis"><text:span text:style-name="T3"/></text:span></text:p>
            <text:p text:style-name="P6"><text:span text:style-name="Strong_20_Emphasis"><text:span text:style-name="T3">both of the above messages are the same and legal.</text:span></text:span></text:p>
            <text:p text:style-name="P9"/>
            <text:p text:style-name="P8">- SREQRP response for watch request message content is changed for easiness.</text:p>
            <text:p text:style-name="P9"><text:span text:style-name="T1">FROM</text:span><text:line-break/>SREQRP</text:p>
            <text:p text:style-name="Standard"/>
            <text:p text:style-name="Standard">{</text:p>
            <text:p text:style-name="Standard"><text:tab/>...</text:p>
            <text:p text:style-name="Standard"><text:tab/>"player_turn": "player1",</text:p>
            <text:p text:style-name="Standard"><text:tab/>...</text:p>
            <text:p text:style-name="P9">}</text:p>
            <text:p text:style-name="P10">TO</text:p>
            <text:p text:style-name="Standard">SREQRP</text:p>
            <text:p text:style-name="Standard"/>
            <text:p text:style-name="Standard">{</text:p>
            <text:p text:style-name="Standard"><text:tab/>...</text:p>
            <text:p text:style-name="Standard"><text:soft-page-break/><text:tab/>"player_turn": "username",</text:p>
            <text:p text:style-name="Standard"><text:tab/>...</text:p>
            <text:p text:style-name="P2">}</text:p>
            <text:p text:style-name="P9"/>
            <text:p text:style-name="P9"/>
            <text:p text:style-name="P8">- STDICE message content was changed in previous iteration but some instances had stayed in their first form. They were forgot to be changed. Now all instances of STDICE has the following format:</text:p>
            <text:p text:style-name="Standard">STDICE</text:p>
            <text:p text:style-name="Standard"/>
            <text:p text:style-name="Standard">{</text:p>
            <text:p text:style-name="Standard"><text:tab/>"dice1": "numeral",</text:p>
            <text:p text:style-name="Standard"><text:tab/>"dice2": "numeral",</text:p>
            <text:p text:style-name="P3">}</text:p>
            <text:p text:style-name="P9"/>
            <text:p text:style-name="P8">- All the integer fields are converted to string for easiness. Nothing special. For example</text:p>
            <text:p text:style-name="P10">FROM</text:p>
            <text:p text:style-name="Standard">SREQRP</text:p>
            <text:p text:style-name="Standard"/>
            <text:p text:style-name="Standard">{</text:p>
            <text:p text:style-name="Standard"><text:tab/>...</text:p>
            <text:p text:style-name="Standard"><text:tab/>"turn": 1,</text:p>
            <text:p text:style-name="P2">}</text:p>
            <text:p text:style-name="P10">TO</text:p>
            <text:p text:style-name="Standard">SREQRP</text:p>
            <text:p text:style-name="Standard"/>
            <text:p text:style-name="Standard">{</text:p>
            <text:p text:style-name="Standard"><text:tab/>...</text:p>
            <text:p text:style-name="Standard"><text:tab/>"turn": "1",</text:p>
            <text:p text:style-name="P2">}</text:p>
            <text:p text:style-name="P9"/>
            <text:p text:style-name="P9"><text:span text:style-name="T1">FROM</text:span><text:line-break/>STDICE</text:p>
            <text:p text:style-name="Standard"/>
            <text:p text:style-name="Standard">{</text:p>
            <text:p text:style-name="Standard"><text:tab/>"dice1": numeral,</text:p>
            <text:p text:style-name="Standard"><text:tab/>"dice2": numeral,</text:p>
            <text:p text:style-name="P11">}</text:p>
            <text:p text:style-name="P10">TO</text:p>
            <text:p text:style-name="Standard">STDICE</text:p>
            <text:p text:style-name="Standard"/>
            <text:p text:style-name="Standard">{</text:p>
            <text:p text:style-name="Standard"><text:tab/>"dice1": "numeral",</text:p>
            <text:p text:style-name="Standard"><text:tab/>"dice2": "numeral",</text:p>
            <text:p text:style-name="P3">}</text:p>
            <text:p text:style-name="P9"/>
            <text:p text:style-name="P4">FROM</text:p>
            <text:p text:style-name="Standard">SSTOVR</text:p>
            <text:p text:style-name="Standard"/>
            <text:p text:style-name="Standard">{</text:p>
            <text:p text:style-name="Standard"><text:tab/>"winner": "foobar",</text:p>
            <text:p text:style-name="Standard"><text:soft-page-break/><text:tab/>"points": 1,</text:p>
            <text:p text:style-name="P2">}</text:p>
            <text:p text:style-name="P5">TO</text:p>
            <text:p text:style-name="Standard">SSTOVR</text:p>
            <text:p text:style-name="Standard"/>
            <text:p text:style-name="Standard">{</text:p>
            <text:p text:style-name="Standard"><text:tab/>"winner": "foobar",</text:p>
            <text:p text:style-name="Standard"><text:tab/>"points": "1",</text:p>
            <text:p text:style-name="Standard">}</text:p>
            <text:p text:style-name="P2"/>
            <text:p text:style-name="P2"><text:span text:style-name="T1">FROM</text:span><text:line-break/>SGMOVR</text:p>
            <text:p text:style-name="Standard"/>
            <text:p text:style-name="Standard">{</text:p>
            <text:p text:style-name="Standard"><text:tab/>"winner": "foobar",</text:p>
            <text:p text:style-name="Standard"><text:tab/>"looser": "nobody",</text:p>
            <text:p text:style-name="Standard"><text:tab/>"winnerpoints": 5,</text:p>
            <text:p text:style-name="Standard"><text:tab/>"looserpoints": 3,</text:p>
            <text:p text:style-name="P3">}</text:p>
            <text:p text:style-name="P5">TO</text:p>
            <text:p text:style-name="Standard">SGMOVR</text:p>
            <text:p text:style-name="Standard"/>
            <text:p text:style-name="Standard">{</text:p>
            <text:p text:style-name="Standard"><text:tab/>"winner": "foobar",</text:p>
            <text:p text:style-name="Standard"><text:tab/>"looser": "nobody",</text:p>
            <text:p text:style-name="Standard"><text:tab/>"winnerpoints": "5",</text:p>
            <text:p text:style-name="Standard"><text:tab/>"looserpoints": "3",</text:p>
            <text:p text:style-name="P3">}</text:p>
            <text:p text:style-name="P2"/>
            <text:p text:style-name="P8"><text:s/>- Last modification date is added next to Author's name</text:p>
          </table:table-cell>
        </table:table-row>
      </table:table>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3:17:25</meta:creation-date>
    <meta:generator>LibreOffice/3.5$Linux_X86_64 LibreOffice_project/350m1$Build-2</meta:generator>
    <dc:date>2015-01-11T22:26:08</dc:date>
    <meta:editing-duration>PT3H50M32S</meta:editing-duration>
    <meta:editing-cycles>62</meta:editing-cycles>
    <meta:document-statistic meta:table-count="1" meta:image-count="0" meta:object-count="0" meta:page-count="3" meta:paragraph-count="98" meta:word-count="294" meta:character-count="1784" meta:non-whitespace-character-count="1546"/>
  </office:meta>
</office:document-meta>
</file>